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4201388888889cm"/>
    </style:style>
    <style:style style:name="co3" style:family="table-column">
      <style:table-column-properties fo:break-before="auto" style:column-width="2.89277777777778cm"/>
    </style:style>
    <style:style style:name="co4" style:family="table-column">
      <style:table-column-properties fo:break-before="auto" style:column-width="3.32493055555556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01284722222222cm"/>
    </style:style>
    <style:style style:name="co7" style:family="table-column">
      <style:table-column-properties fo:break-before="auto" style:column-width="4.34798611111111cm"/>
    </style:style>
    <style:style style:name="co8" style:family="table-column">
      <style:table-column-properties fo:break-before="auto" style:column-width="4.93006944444444cm"/>
    </style:style>
    <style:style style:name="co9" style:family="table-column">
      <style:table-column-properties fo:break-before="auto" style:column-width="4.90361111111111cm"/>
    </style:style>
    <style:style style:name="ro1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B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molecule</text:p>
          </table:table-cell>
          <table:table-cell office:value-type="string" table:style-name="ce2">
            <text:p>all-electron (def2-TZVPPD)</text:p>
          </table:table-cell>
          <table:table-cell office:value-type="string" table:style-name="ce2">
            <text:p>GTH/MOLOPT</text:p>
          </table:table-cell>
          <table:table-cell office:value-type="string" table:style-name="ce2">
            <text:p>GTH-NLCC/MOLOPT</text:p>
          </table:table-cell>
          <table:table-cell office:value-type="string" table:style-name="ce2">
            <text:p>GTH/def2-TZVPPD</text:p>
          </table:table-cell>
          <table:table-cell office:value-type="string" table:style-name="ce2">
            <text:p>GTH-NLCC/def2-TZVPPD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79.572149999999993" table:style-name="ce1">
            <text:p>79.57215</text:p>
          </table:table-cell>
          <table:table-cell office:value-type="float" office:value="79.987430000000003" table:style-name="ce1">
            <text:p>79.98743</text:p>
          </table:table-cell>
          <table:table-cell office:value-type="float" office:value="80.611620000000002" table:style-name="ce1">
            <text:p>80.61162</text:p>
          </table:table-cell>
          <table:table-cell office:value-type="float" office:value="78.455619999999996" table:style-name="ce1">
            <text:p>78.45562</text:p>
          </table:table-cell>
          <table:table-cell office:value-type="float" office:value="79.550880000000006" table:style-name="ce1">
            <text:p>79.550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2</text:p>
          </table:table-cell>
          <table:table-cell office:value-type="float" office:value="9.6021999999999998" table:style-name="ce1">
            <text:p>9.6022</text:p>
          </table:table-cell>
          <table:table-cell office:value-type="float" office:value="9.00488" table:style-name="ce1">
            <text:p>9.00488</text:p>
          </table:table-cell>
          <table:table-cell office:value-type="float" office:value="9.00488" table:style-name="ce1">
            <text:p>9.00488</text:p>
          </table:table-cell>
          <table:table-cell office:value-type="float" office:value="11.42146" table:style-name="ce1">
            <text:p>11.42146</text:p>
          </table:table-cell>
          <table:table-cell office:value-type="float" office:value="11.42146" table:style-name="ce1">
            <text:p>11.421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</text:p>
          </table:table-cell>
          <table:table-cell office:value-type="float" office:value="111.79600000000001" table:style-name="ce1">
            <text:p>111.796</text:p>
          </table:table-cell>
          <table:table-cell office:value-type="float" office:value="100.00639" table:style-name="ce1">
            <text:p>100.00639</text:p>
          </table:table-cell>
          <table:table-cell office:value-type="float" office:value="104.56135" table:style-name="ce1">
            <text:p>104.56135</text:p>
          </table:table-cell>
          <table:table-cell office:value-type="float" office:value="100.53731999999999" table:style-name="ce1">
            <text:p>100.53732</text:p>
          </table:table-cell>
          <table:table-cell office:value-type="float" office:value="105.31061" table:style-name="ce1">
            <text:p>105.310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143.80045999999999" table:style-name="ce1">
            <text:p>143.80046</text:p>
          </table:table-cell>
          <table:table-cell office:value-type="float" office:value="137.95780999999999" table:style-name="ce1">
            <text:p>137.95781</text:p>
          </table:table-cell>
          <table:table-cell office:value-type="float" office:value="145.46688" table:style-name="ce1">
            <text:p>145.46688</text:p>
          </table:table-cell>
          <table:table-cell office:value-type="float" office:value="132.35291000000001" table:style-name="ce1">
            <text:p>132.35291</text:p>
          </table:table-cell>
          <table:table-cell office:value-type="float" office:value="139.29543000000001" table:style-name="ce1">
            <text:p>139.295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2o</text:p>
          </table:table-cell>
          <table:table-cell office:value-type="float" office:value="119.26582999999999" table:style-name="ce1">
            <text:p>119.26583</text:p>
          </table:table-cell>
          <table:table-cell office:value-type="float" office:value="109.00904" table:style-name="ce1">
            <text:p>109.00904</text:p>
          </table:table-cell>
          <table:table-cell office:value-type="float" office:value="111.50583" table:style-name="ce1">
            <text:p>111.50583</text:p>
          </table:table-cell>
          <table:table-cell office:value-type="float" office:value="113.15111" table:style-name="ce1">
            <text:p>113.15111</text:p>
          </table:table-cell>
          <table:table-cell office:value-type="float" office:value="116.66723" table:style-name="ce1">
            <text:p>116.667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</text:p>
          </table:table-cell>
          <table:table-cell office:value-type="float" office:value="81.277529999999999" table:style-name="ce1">
            <text:p>81.27753</text:p>
          </table:table-cell>
          <table:table-cell office:value-type="float" office:value="73.595309999999998" table:style-name="ce1">
            <text:p>73.59531</text:p>
          </table:table-cell>
          <table:table-cell office:value-type="float" office:value="74.706530000000001" table:style-name="ce1">
            <text:p>74.70653</text:p>
          </table:table-cell>
          <table:table-cell office:value-type="float" office:value="76.742379999999997" table:style-name="ce1">
            <text:p>76.74238</text:p>
          </table:table-cell>
          <table:table-cell office:value-type="float" office:value="78.521699999999996" table:style-name="ce1">
            <text:p>78.52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o</text:p>
          </table:table-cell>
          <table:table-cell office:value-type="float" office:value="161.41675000000001" table:style-name="ce1">
            <text:p>161.41675</text:p>
          </table:table-cell>
          <table:table-cell office:value-type="float" office:value="145.31668999999999" table:style-name="ce1">
            <text:p>145.31669</text:p>
          </table:table-cell>
          <table:table-cell office:value-type="float" office:value="149.23845" table:style-name="ce1">
            <text:p>149.23845</text:p>
          </table:table-cell>
          <table:table-cell office:value-type="float" office:value="147.82964000000001" table:style-name="ce1">
            <text:p>147.82964</text:p>
          </table:table-cell>
          <table:table-cell office:value-type="float" office:value="152.02809999999999" table:style-name="ce1">
            <text:p>152.02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2o</text:p>
          </table:table-cell>
          <table:table-cell office:value-type="float" office:value="123.48291" table:style-name="ce1">
            <text:p>123.48291</text:p>
          </table:table-cell>
          <table:table-cell office:value-type="float" office:value="107.24366000000001" table:style-name="ce1">
            <text:p>107.24366</text:p>
          </table:table-cell>
          <table:table-cell office:value-type="float" office:value="109.52073" table:style-name="ce1">
            <text:p>109.52073</text:p>
          </table:table-cell>
          <table:table-cell office:value-type="float" office:value="110.56068" table:style-name="ce1">
            <text:p>110.56068</text:p>
          </table:table-cell>
          <table:table-cell office:value-type="float" office:value="112.88227000000001" table:style-name="ce1">
            <text:p>112.882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2</text:p>
          </table:table-cell>
          <table:table-cell office:value-type="float" office:value="175.04597000000001" table:style-name="ce1">
            <text:p>175.04597</text:p>
          </table:table-cell>
          <table:table-cell office:value-type="float" office:value="155.27522999999999" table:style-name="ce1">
            <text:p>155.27523</text:p>
          </table:table-cell>
          <table:table-cell office:value-type="float" office:value="158.72469000000001" table:style-name="ce1">
            <text:p>158.72469</text:p>
          </table:table-cell>
          <table:table-cell office:value-type="float" office:value="111.90132" table:style-name="ce1">
            <text:p>111.90132</text:p>
          </table:table-cell>
          <table:table-cell office:value-type="float" office:value="161.77661000000001" table:style-name="ce1">
            <text:p>161.776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of</text:p>
          </table:table-cell>
          <table:table-cell office:value-type="float" office:value="206.22480999999999" table:style-name="ce1">
            <text:p>206.22481</text:p>
          </table:table-cell>
          <table:table-cell office:value-type="float" office:value="181.36498" table:style-name="ce1">
            <text:p>181.36498</text:p>
          </table:table-cell>
          <table:table-cell office:value-type="float" office:value="185.58095" table:style-name="ce1">
            <text:p>185.58095</text:p>
          </table:table-cell>
          <table:table-cell office:value-type="float" office:value="185.69662" table:style-name="ce1">
            <text:p>185.69662</text:p>
          </table:table-cell>
          <table:table-cell office:value-type="float" office:value="190.05704" table:style-name="ce1">
            <text:p>190.057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2</text:p>
          </table:table-cell>
          <table:table-cell office:value-type="float" office:value="270.17361" table:style-name="ce1">
            <text:p>270.17361</text:p>
          </table:table-cell>
          <table:table-cell office:value-type="float" office:value="243.79526000000001" table:style-name="ce1">
            <text:p>243.79526</text:p>
          </table:table-cell>
          <table:table-cell office:value-type="float" office:value="251.09128000000001" table:style-name="ce1">
            <text:p>251.09128</text:p>
          </table:table-cell>
          <table:table-cell office:value-type="float" office:value="246.99958000000001" table:style-name="ce1">
            <text:p>246.99958</text:p>
          </table:table-cell>
          <table:table-cell office:value-type="float" office:value="254.46862999999999" table:style-name="ce1">
            <text:p>254.468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3</text:p>
          </table:table-cell>
          <table:table-cell office:value-type="float" office:value="185.10643999999999" table:style-name="ce1">
            <text:p>185.10644</text:p>
          </table:table-cell>
          <table:table-cell office:value-type="float" office:value="160.27745999999999" table:style-name="ce1">
            <text:p>160.27746</text:p>
          </table:table-cell>
          <table:table-cell office:value-type="float" office:value="164.89738" table:style-name="ce1">
            <text:p>164.89738</text:p>
          </table:table-cell>
          <table:table-cell office:value-type="float" office:value="164.30045999999999" table:style-name="ce1">
            <text:p>164.30046</text:p>
          </table:table-cell>
          <table:table-cell office:value-type="float" office:value="168.95536999999999" table:style-name="ce1">
            <text:p>168.95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lo</text:p>
          </table:table-cell>
          <table:table-cell office:value-type="float" office:value="160.90565000000001" table:style-name="ce1">
            <text:p>160.90565</text:p>
          </table:table-cell>
          <table:table-cell office:value-type="float" office:value="144.51553999999999" table:style-name="ce1">
            <text:p>144.51554</text:p>
          </table:table-cell>
          <table:table-cell office:value-type="float" office:value="143.20242999999999" table:style-name="ce1">
            <text:p>143.20243</text:p>
          </table:table-cell>
          <table:table-cell office:value-type="float" office:value="151.06014999999999" table:style-name="ce1">
            <text:p>151.06015</text:p>
          </table:table-cell>
          <table:table-cell office:value-type="float" office:value="151.93771000000001" table:style-name="ce1">
            <text:p>151.937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</text:p>
          </table:table-cell>
          <table:table-cell office:value-type="float" office:value="71.916899999999998" table:style-name="ce1">
            <text:p>71.9169</text:p>
          </table:table-cell>
          <table:table-cell office:value-type="float" office:value="62.56024" table:style-name="ce1">
            <text:p>62.56024</text:p>
          </table:table-cell>
          <table:table-cell office:value-type="float" office:value="63.874839999999999" table:style-name="ce1">
            <text:p>63.87484</text:p>
          </table:table-cell>
          <table:table-cell office:value-type="float" office:value="64.385400000000004" table:style-name="ce1">
            <text:p>64.3854</text:p>
          </table:table-cell>
          <table:table-cell office:value-type="float" office:value="65.674329999999998" table:style-name="ce1">
            <text:p>65.674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185.60231999999999" table:style-name="ce1">
            <text:p>185.60232</text:p>
          </table:table-cell>
          <table:table-cell office:value-type="float" office:value="181.02319" table:style-name="ce1">
            <text:p>181.02319</text:p>
          </table:table-cell>
          <table:table-cell office:value-type="float" office:value="191.37654000000001" table:style-name="ce1">
            <text:p>191.37654</text:p>
          </table:table-cell>
          <table:table-cell office:value-type="float" office:value="185.08233999999999" table:style-name="ce1">
            <text:p>185.08234</text:p>
          </table:table-cell>
          <table:table-cell office:value-type="float" office:value="194.44325000000001" table:style-name="ce1">
            <text:p>194.44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4-c2v</text:p>
          </table:table-cell>
          <table:table-cell office:value-type="float" office:value="259.66050999999999" table:style-name="ce1">
            <text:p>259.66051</text:p>
          </table:table-cell>
          <table:table-cell office:value-type="float" office:value="252.96509" table:style-name="ce1">
            <text:p>252.96509</text:p>
          </table:table-cell>
          <table:table-cell office:value-type="float" office:value="266.82780000000002" table:style-name="ce1">
            <text:p>266.8278</text:p>
          </table:table-cell>
          <table:table-cell office:value-type="float" office:value="259.05200000000002" table:style-name="ce1">
            <text:p>259.052</text:p>
          </table:table-cell>
          <table:table-cell office:value-type="float" office:value="271.50821999999999" table:style-name="ce1">
            <text:p>271.50822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PBE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molecule</text:p>
          </table:table-cell>
          <table:table-cell office:value-type="string" table:style-name="ce2">
            <text:p>all-electron (def2-TZVPPD)</text:p>
          </table:table-cell>
          <table:table-cell office:value-type="string" table:style-name="ce2">
            <text:p>GTH/MOLOPT</text:p>
          </table:table-cell>
          <table:table-cell office:value-type="string" table:style-name="ce2">
            <text:p>GTH-NLCC/MOLOPT</text:p>
          </table:table-cell>
          <table:table-cell office:value-type="string" table:style-name="ce2">
            <text:p>GTH/def2-TZVPPD</text:p>
          </table:table-cell>
          <table:table-cell office:value-type="string" table:style-name="ce2">
            <text:p>GTH-NLCC/def2-TZVPPD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74.234989999999996" table:style-name="ce1">
            <text:p>74.23499</text:p>
          </table:table-cell>
          <table:table-cell office:value-type="float" office:value="76.006029999999996" table:style-name="ce1">
            <text:p>76.00603</text:p>
          </table:table-cell>
          <table:table-cell office:value-type="float" office:value="76.527690000000007" table:style-name="ce1">
            <text:p>76.52769</text:p>
          </table:table-cell>
          <table:table-cell office:value-type="float" office:value="74.683170000000004" table:style-name="ce1">
            <text:p>74.68317</text:p>
          </table:table-cell>
          <table:table-cell office:value-type="float" office:value="75.539180000000002" table:style-name="ce1">
            <text:p>75.539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2</text:p>
          </table:table-cell>
          <table:table-cell office:value-type="float" office:value="6.4357699999999998" table:style-name="ce1">
            <text:p>6.43577</text:p>
          </table:table-cell>
          <table:table-cell office:value-type="float" office:value="5.5366900000000001" table:style-name="ce1">
            <text:p>5.53669</text:p>
          </table:table-cell>
          <table:table-cell office:value-type="float" office:value="5.5366900000000001" table:style-name="ce1">
            <text:p>5.53669</text:p>
          </table:table-cell>
          <table:table-cell office:value-type="float" office:value="7.9489999999999998" table:style-name="ce1">
            <text:p>7.949</text:p>
          </table:table-cell>
          <table:table-cell office:value-type="float" office:value="7.9489999999999998" table:style-name="ce1">
            <text:p>7.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</text:p>
          </table:table-cell>
          <table:table-cell office:value-type="float" office:value="88.083399999999997" table:style-name="ce1">
            <text:p>88.0834</text:p>
          </table:table-cell>
          <table:table-cell office:value-type="float" office:value="79.707239999999999" table:style-name="ce1">
            <text:p>79.70724</text:p>
          </table:table-cell>
          <table:table-cell office:value-type="float" office:value="82.889600000000002" table:style-name="ce1">
            <text:p>82.8896</text:p>
          </table:table-cell>
          <table:table-cell office:value-type="float" office:value="80.404579999999996" table:style-name="ce1">
            <text:p>80.40458</text:p>
          </table:table-cell>
          <table:table-cell office:value-type="float" office:value="83.681799999999996" table:style-name="ce1">
            <text:p>83.68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125.15812" table:style-name="ce1">
            <text:p>125.15812</text:p>
          </table:table-cell>
          <table:table-cell office:value-type="float" office:value="139.23106999999999" table:style-name="ce1">
            <text:p>139.23107</text:p>
          </table:table-cell>
          <table:table-cell office:value-type="float" office:value="140.97658000000001" table:style-name="ce1">
            <text:p>140.97658</text:p>
          </table:table-cell>
          <table:table-cell office:value-type="float" office:value="112.6153" table:style-name="ce1">
            <text:p>112.6153</text:p>
          </table:table-cell>
          <table:table-cell office:value-type="float" office:value="116.54174999999999" table:style-name="ce1">
            <text:p>116.541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2o</text:p>
          </table:table-cell>
          <table:table-cell office:value-type="float" office:value="99.549869999999999" table:style-name="ce1">
            <text:p>99.54987</text:p>
          </table:table-cell>
          <table:table-cell office:value-type="float" office:value="91.050920000000005" table:style-name="ce1">
            <text:p>91.05092</text:p>
          </table:table-cell>
          <table:table-cell office:value-type="float" office:value="93.351259999999996" table:style-name="ce1">
            <text:p>93.35126</text:p>
          </table:table-cell>
          <table:table-cell office:value-type="float" office:value="95.91207" table:style-name="ce1">
            <text:p>95.91207</text:p>
          </table:table-cell>
          <table:table-cell office:value-type="float" office:value="99.390659999999997" table:style-name="ce1">
            <text:p>99.390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</text:p>
          </table:table-cell>
          <table:table-cell office:value-type="float" office:value="67.143460000000005" table:style-name="ce1">
            <text:p>67.14346</text:p>
          </table:table-cell>
          <table:table-cell office:value-type="float" office:value="61.230800000000002" table:style-name="ce1">
            <text:p>61.2308</text:p>
          </table:table-cell>
          <table:table-cell office:value-type="float" office:value="62.21369" table:style-name="ce1">
            <text:p>62.21369</text:p>
          </table:table-cell>
          <table:table-cell office:value-type="float" office:value="64.791600000000003" table:style-name="ce1">
            <text:p>64.7916</text:p>
          </table:table-cell>
          <table:table-cell office:value-type="float" office:value="66.515960000000007" table:style-name="ce1">
            <text:p>66.51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o</text:p>
          </table:table-cell>
          <table:table-cell office:value-type="float" office:value="127.17415" table:style-name="ce1">
            <text:p>127.17415</text:p>
          </table:table-cell>
          <table:table-cell office:value-type="float" office:value="115.27504" table:style-name="ce1">
            <text:p>115.27504</text:p>
          </table:table-cell>
          <table:table-cell office:value-type="float" office:value="117.56922" table:style-name="ce1">
            <text:p>117.56922</text:p>
          </table:table-cell>
          <table:table-cell office:value-type="float" office:value="118.59953" table:style-name="ce1">
            <text:p>118.59953</text:p>
          </table:table-cell>
          <table:table-cell office:value-type="float" office:value="121.34099999999999" table:style-name="ce1">
            <text:p>121.3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2o</text:p>
          </table:table-cell>
          <table:table-cell office:value-type="float" office:value="91.028239999999997" table:style-name="ce1">
            <text:p>91.02824</text:p>
          </table:table-cell>
          <table:table-cell office:value-type="float" office:value="77.692570000000003" table:style-name="ce1">
            <text:p>77.69257</text:p>
          </table:table-cell>
          <table:table-cell office:value-type="float" office:value="79.222710000000006" table:style-name="ce1">
            <text:p>79.22271</text:p>
          </table:table-cell>
          <table:table-cell office:value-type="float" office:value="82.508719999999997" table:style-name="ce1">
            <text:p>82.50872</text:p>
          </table:table-cell>
          <table:table-cell office:value-type="float" office:value="83.951880000000003" table:style-name="ce1">
            <text:p>83.951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2</text:p>
          </table:table-cell>
          <table:table-cell office:value-type="float" office:value="133.52492000000001" table:style-name="ce1">
            <text:p>133.52492</text:p>
          </table:table-cell>
          <table:table-cell office:value-type="float" office:value="118.80071" table:style-name="ce1">
            <text:p>118.80071</text:p>
          </table:table-cell>
          <table:table-cell office:value-type="float" office:value="120.96644999999999" table:style-name="ce1">
            <text:p>120.96645</text:p>
          </table:table-cell>
          <table:table-cell office:value-type="float" office:value="122.78964999999999" table:style-name="ce1">
            <text:p>122.78965</text:p>
          </table:table-cell>
          <table:table-cell office:value-type="float" office:value="124.97494" table:style-name="ce1">
            <text:p>124.974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of</text:p>
          </table:table-cell>
          <table:table-cell office:value-type="float" office:value="149.49521999999999" table:style-name="ce1">
            <text:p>149.49522</text:p>
          </table:table-cell>
          <table:table-cell office:value-type="float" office:value="129.88300000000001" table:style-name="ce1">
            <text:p>129.883</text:p>
          </table:table-cell>
          <table:table-cell office:value-type="float" office:value="132.76213000000001" table:style-name="ce1">
            <text:p>132.76213</text:p>
          </table:table-cell>
          <table:table-cell office:value-type="float" office:value="136.18701999999999" table:style-name="ce1">
            <text:p>136.18702</text:p>
          </table:table-cell>
          <table:table-cell office:value-type="float" office:value="139.02343999999999" table:style-name="ce1">
            <text:p>139.023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2</text:p>
          </table:table-cell>
          <table:table-cell office:value-type="float" office:value="233.43903" table:style-name="ce1">
            <text:p>233.43903</text:p>
          </table:table-cell>
          <table:table-cell office:value-type="float" office:value="212.83505" table:style-name="ce1">
            <text:p>212.83505</text:p>
          </table:table-cell>
          <table:table-cell office:value-type="float" office:value="217.56863999999999" table:style-name="ce1">
            <text:p>217.56864</text:p>
          </table:table-cell>
          <table:table-cell office:value-type="float" office:value="217.17792" table:style-name="ce1">
            <text:p>217.17792</text:p>
          </table:table-cell>
          <table:table-cell office:value-type="float" office:value="221.99571" table:style-name="ce1">
            <text:p>221.995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3</text:p>
          </table:table-cell>
          <table:table-cell office:value-type="float" office:value="138.44701000000001" table:style-name="ce1">
            <text:p>138.44701</text:p>
          </table:table-cell>
          <table:table-cell office:value-type="float" office:value="119.02087" table:style-name="ce1">
            <text:p>119.02087</text:p>
          </table:table-cell>
          <table:table-cell office:value-type="float" office:value="122.22017" table:style-name="ce1">
            <text:p>122.22017</text:p>
          </table:table-cell>
          <table:table-cell office:value-type="float" office:value="124.41492" table:style-name="ce1">
            <text:p>124.41492</text:p>
          </table:table-cell>
          <table:table-cell office:value-type="float" office:value="127.54933" table:style-name="ce1">
            <text:p>127.549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lo</text:p>
          </table:table-cell>
          <table:table-cell office:value-type="float" office:value="129.77012999999999" table:style-name="ce1">
            <text:p>129.77013</text:p>
          </table:table-cell>
          <table:table-cell office:value-type="float" office:value="116.04447" table:style-name="ce1">
            <text:p>116.04447</text:p>
          </table:table-cell>
          <table:table-cell office:value-type="float" office:value="115.33244000000001" table:style-name="ce1">
            <text:p>115.33244</text:p>
          </table:table-cell>
          <table:table-cell office:value-type="float" office:value="124.38088" table:style-name="ce1">
            <text:p>124.38088</text:p>
          </table:table-cell>
          <table:table-cell office:value-type="float" office:value="125.87300999999999" table:style-name="ce1">
            <text:p>125.87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</text:p>
          </table:table-cell>
          <table:table-cell office:value-type="float" office:value="53.86515" table:style-name="ce1">
            <text:p>53.86515</text:p>
          </table:table-cell>
          <table:table-cell office:value-type="float" office:value="46.465629999999997" table:style-name="ce1">
            <text:p>46.46563</text:p>
          </table:table-cell>
          <table:table-cell office:value-type="float" office:value="47.285649999999997" table:style-name="ce1">
            <text:p>47.28565</text:p>
          </table:table-cell>
          <table:table-cell office:value-type="float" office:value="49.09319" table:style-name="ce1">
            <text:p>49.09319</text:p>
          </table:table-cell>
          <table:table-cell office:value-type="float" office:value="49.83681" table:style-name="ce1">
            <text:p>49.836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166.61257000000001" table:style-name="ce1">
            <text:p>166.61257</text:p>
          </table:table-cell>
          <table:table-cell office:value-type="float" office:value="162.42367999999999" table:style-name="ce1">
            <text:p>162.42368</text:p>
          </table:table-cell>
          <table:table-cell office:value-type="float" office:value="167.65513000000001" table:style-name="ce1">
            <text:p>167.65513</text:p>
          </table:table-cell>
          <table:table-cell office:value-type="float" office:value="167.23406" table:style-name="ce1">
            <text:p>167.23406</text:p>
          </table:table-cell>
          <table:table-cell office:value-type="float" office:value="173.27097000000001" table:style-name="ce1">
            <text:p>173.270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4-c2v</text:p>
          </table:table-cell>
          <table:table-cell office:value-type="float" office:value="231.17363" table:style-name="ce1">
            <text:p>231.17363</text:p>
          </table:table-cell>
          <table:table-cell office:value-type="float" office:value="225.25291000000001" table:style-name="ce1">
            <text:p>225.25291</text:p>
          </table:table-cell>
          <table:table-cell office:value-type="float" office:value="232.19674000000001" table:style-name="ce1">
            <text:p>232.19674</text:p>
          </table:table-cell>
          <table:table-cell office:value-type="float" office:value="232.21816000000001" table:style-name="ce1">
            <text:p>232.21816</text:p>
          </table:table-cell>
          <table:table-cell office:value-type="float" office:value="240.18700999999999" table:style-name="ce1">
            <text:p>240.18701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wB97X-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molecule</text:p>
          </table:table-cell>
          <table:table-cell office:value-type="string" table:style-name="ce2">
            <text:p>all-electron (def2-TZVPPD)</text:p>
          </table:table-cell>
          <table:table-cell office:value-type="string" table:style-name="ce2">
            <text:p>GTH/MOLOPT</text:p>
          </table:table-cell>
          <table:table-cell office:value-type="string" table:style-name="ce2">
            <text:p>GTH-NLCC/MOLOPT</text:p>
          </table:table-cell>
          <table:table-cell office:value-type="string" table:style-name="ce2">
            <text:p>GTH/def2-TZVPPD</text:p>
          </table:table-cell>
          <table:table-cell office:value-type="string" table:style-name="ce2">
            <text:p>GTH-NLCC/def2-TZVPPD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49.727730000000001" table:style-name="ce1">
            <text:p>49.72773</text:p>
          </table:table-cell>
          <table:table-cell office:value-type="float" office:value="60.243490000000001" table:style-name="ce1">
            <text:p>60.24349</text:p>
          </table:table-cell>
          <table:table-cell office:value-type="float" office:value="60.05" table:style-name="ce1">
            <text:p>60.05</text:p>
          </table:table-cell>
          <table:table-cell office:value-type="float" office:value="59.13306" table:style-name="ce1">
            <text:p>59.13306</text:p>
          </table:table-cell>
          <table:table-cell office:value-type="float" office:value="59.40081" table:style-name="ce1">
            <text:p>59.400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2</text:p>
          </table:table-cell>
          <table:table-cell office:value-type="float" office:value="0.32190000000000002" table:style-name="ce1">
            <text:p>0.3219</text:p>
          </table:table-cell>
          <table:table-cell office:value-type="float" office:value="-0.86316999999999999" table:style-name="ce1">
            <text:p>-0.86317</text:p>
          </table:table-cell>
          <table:table-cell office:value-type="float" office:value="-0.85938000000000003" table:style-name="ce1">
            <text:p>-0.85938</text:p>
          </table:table-cell>
          <table:table-cell office:value-type="float" office:value="1.17886" table:style-name="ce1">
            <text:p>1.17886</text:p>
          </table:table-cell>
          <table:table-cell office:value-type="float" office:value="1.17886" table:style-name="ce1">
            <text:p>1.178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</text:p>
          </table:table-cell>
          <table:table-cell office:value-type="float" office:value="82.341530000000006" table:style-name="ce1">
            <text:p>82.34153</text:p>
          </table:table-cell>
          <table:table-cell office:value-type="float" office:value="78.183589999999995" table:style-name="ce1">
            <text:p>78.18359</text:p>
          </table:table-cell>
          <table:table-cell office:value-type="float" office:value="80.655259999999998" table:style-name="ce1">
            <text:p>80.65526</text:p>
          </table:table-cell>
          <table:table-cell office:value-type="float" office:value="78.748440000000002" table:style-name="ce1">
            <text:p>78.74844</text:p>
          </table:table-cell>
          <table:table-cell office:value-type="float" office:value="81.501339999999999" table:style-name="ce1">
            <text:p>81.501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130.42830000000001" table:style-name="ce1">
            <text:p>130.4283</text:p>
          </table:table-cell>
          <table:table-cell office:value-type="float" office:value="111.7098" table:style-name="ce1">
            <text:p>111.7098</text:p>
          </table:table-cell>
          <table:table-cell office:value-type="float" office:value="135.07185000000001" table:style-name="ce1">
            <text:p>135.07185</text:p>
          </table:table-cell>
          <table:table-cell office:value-type="float" office:value="122.31629" table:style-name="ce1">
            <text:p>122.31629</text:p>
          </table:table-cell>
          <table:table-cell office:value-type="float" office:value="110.88965" table:style-name="ce1">
            <text:p>110.889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2o</text:p>
          </table:table-cell>
          <table:table-cell office:value-type="float" office:value="100.49876999999999" table:style-name="ce1">
            <text:p>100.49877</text:p>
          </table:table-cell>
          <table:table-cell office:value-type="float" office:value="95.32441" table:style-name="ce1">
            <text:p>95.32441</text:p>
          </table:table-cell>
          <table:table-cell office:value-type="float" office:value="95.511150000000001" table:style-name="ce1">
            <text:p>95.51115</text:p>
          </table:table-cell>
          <table:table-cell office:value-type="float" office:value="100.56717" table:style-name="ce1">
            <text:p>100.56717</text:p>
          </table:table-cell>
          <table:table-cell office:value-type="float" office:value="101.89819" table:style-name="ce1">
            <text:p>101.898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</text:p>
          </table:table-cell>
          <table:table-cell office:value-type="float" office:value="68.99794" table:style-name="ce1">
            <text:p>68.99794</text:p>
          </table:table-cell>
          <table:table-cell office:value-type="float" office:value="63.354179999999999" table:style-name="ce1">
            <text:p>63.35418</text:p>
          </table:table-cell>
          <table:table-cell office:value-type="float" office:value="63.17671" table:style-name="ce1">
            <text:p>63.17671</text:p>
          </table:table-cell>
          <table:table-cell office:value-type="float" office:value="66.972849999999994" table:style-name="ce1">
            <text:p>66.97285</text:p>
          </table:table-cell>
          <table:table-cell office:value-type="float" office:value="67.576790000000003" table:style-name="ce1">
            <text:p>67.576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o</text:p>
          </table:table-cell>
          <table:table-cell office:value-type="float" office:value="125.80114" table:style-name="ce1">
            <text:p>125.80114</text:p>
          </table:table-cell>
          <table:table-cell office:value-type="float" office:value="113.19964" table:style-name="ce1">
            <text:p>113.19964</text:p>
          </table:table-cell>
          <table:table-cell office:value-type="float" office:value="114.69324" table:style-name="ce1">
            <text:p>114.69324</text:p>
          </table:table-cell>
          <table:table-cell office:value-type="float" office:value="116.62918000000001" table:style-name="ce1">
            <text:p>116.62918</text:p>
          </table:table-cell>
          <table:table-cell office:value-type="float" office:value="118.67147" table:style-name="ce1">
            <text:p>118.671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2o</text:p>
          </table:table-cell>
          <table:table-cell office:value-type="float" office:value="95.178939999999997" table:style-name="ce1">
            <text:p>95.17894</text:p>
          </table:table-cell>
          <table:table-cell office:value-type="float" office:value="87.031220000000005" table:style-name="ce1">
            <text:p>87.03122</text:p>
          </table:table-cell>
          <table:table-cell office:value-type="float" office:value="88.569479999999999" table:style-name="ce1">
            <text:p>88.56948</text:p>
          </table:table-cell>
          <table:table-cell office:value-type="float" office:value="91.520920000000004" table:style-name="ce1">
            <text:p>91.52092</text:p>
          </table:table-cell>
          <table:table-cell office:value-type="float" office:value="93.229219999999998" table:style-name="ce1">
            <text:p>93.229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2</text:p>
          </table:table-cell>
          <table:table-cell office:value-type="float" office:value="134.27256" table:style-name="ce1">
            <text:p>134.27256</text:p>
          </table:table-cell>
          <table:table-cell office:value-type="float" office:value="125.33121" table:style-name="ce1">
            <text:p>125.33121</text:p>
          </table:table-cell>
          <table:table-cell office:value-type="float" office:value="127.45546" table:style-name="ce1">
            <text:p>127.45546</text:p>
          </table:table-cell>
          <table:table-cell office:value-type="float" office:value="128.92142000000001" table:style-name="ce1">
            <text:p>128.92142</text:p>
          </table:table-cell>
          <table:table-cell office:value-type="float" office:value="131.34272000000001" table:style-name="ce1">
            <text:p>131.342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of</text:p>
          </table:table-cell>
          <table:table-cell office:value-type="float" office:value="151.53202999999999" table:style-name="ce1">
            <text:p>151.53203</text:p>
          </table:table-cell>
          <table:table-cell office:value-type="float" office:value="139.61527000000001" table:style-name="ce1">
            <text:p>139.61527</text:p>
          </table:table-cell>
          <table:table-cell office:value-type="float" office:value="142.38235" table:style-name="ce1">
            <text:p>142.38235</text:p>
          </table:table-cell>
          <table:table-cell office:value-type="float" office:value="145.51531" table:style-name="ce1">
            <text:p>145.51531</text:p>
          </table:table-cell>
          <table:table-cell office:value-type="float" office:value="148.64272" table:style-name="ce1">
            <text:p>148.642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2</text:p>
          </table:table-cell>
          <table:table-cell office:value-type="float" office:value="233.30831000000001" table:style-name="ce1">
            <text:p>233.30831</text:p>
          </table:table-cell>
          <table:table-cell office:value-type="float" office:value="221.84093999999999" table:style-name="ce1">
            <text:p>221.84094</text:p>
          </table:table-cell>
          <table:table-cell office:value-type="float" office:value="225.84942000000001" table:style-name="ce1">
            <text:p>225.84942</text:p>
          </table:table-cell>
          <table:table-cell office:value-type="float" office:value="225.70946000000001" table:style-name="ce1">
            <text:p>225.70946</text:p>
          </table:table-cell>
          <table:table-cell office:value-type="float" office:value="230.21288999999999" table:style-name="ce1">
            <text:p>230.212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3</text:p>
          </table:table-cell>
          <table:table-cell office:value-type="float" office:value="139.74662000000001" table:style-name="ce1">
            <text:p>139.74662</text:p>
          </table:table-cell>
          <table:table-cell office:value-type="float" office:value="128.60077000000001" table:style-name="ce1">
            <text:p>128.60077</text:p>
          </table:table-cell>
          <table:table-cell office:value-type="float" office:value="131.28507999999999" table:style-name="ce1">
            <text:p>131.28508</text:p>
          </table:table-cell>
          <table:table-cell office:value-type="float" office:value="133.71009000000001" table:style-name="ce1">
            <text:p>133.71009</text:p>
          </table:table-cell>
          <table:table-cell office:value-type="float" office:value="136.66535999999999" table:style-name="ce1">
            <text:p>136.66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lo</text:p>
          </table:table-cell>
          <table:table-cell office:value-type="float" office:value="126.96697" table:style-name="ce1">
            <text:p>126.96697</text:p>
          </table:table-cell>
          <table:table-cell office:value-type="float" office:value="119.04649000000001" table:style-name="ce1">
            <text:p>119.04649</text:p>
          </table:table-cell>
          <table:table-cell office:value-type="float" office:value="116.80788" table:style-name="ce1">
            <text:p>116.80788</text:p>
          </table:table-cell>
          <table:table-cell office:value-type="float" office:value="127.40841" table:style-name="ce1">
            <text:p>127.40841</text:p>
          </table:table-cell>
          <table:table-cell office:value-type="float" office:value="127.63385" table:style-name="ce1">
            <text:p>127.633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</text:p>
          </table:table-cell>
          <table:table-cell office:value-type="float" office:value="56.235619999999997" table:style-name="ce1">
            <text:p>56.23562</text:p>
          </table:table-cell>
          <table:table-cell office:value-type="float" office:value="51.67022" table:style-name="ce1">
            <text:p>51.67022</text:p>
          </table:table-cell>
          <table:table-cell office:value-type="float" office:value="52.410620000000002" table:style-name="ce1">
            <text:p>52.41062</text:p>
          </table:table-cell>
          <table:table-cell office:value-type="float" office:value="54.0212" table:style-name="ce1">
            <text:p>54.0212</text:p>
          </table:table-cell>
          <table:table-cell office:value-type="float" office:value="54.837330000000001" table:style-name="ce1">
            <text:p>54.837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161.30105" table:style-name="ce1">
            <text:p>161.30105</text:p>
          </table:table-cell>
          <table:table-cell office:value-type="float" office:value="157.18749" table:style-name="ce1">
            <text:p>157.18749</text:p>
          </table:table-cell>
          <table:table-cell office:value-type="float" office:value="159.73185000000001" table:style-name="ce1">
            <text:p>159.73185</text:p>
          </table:table-cell>
          <table:table-cell office:value-type="float" office:value="163.44602" table:style-name="ce1">
            <text:p>163.44602</text:p>
          </table:table-cell>
          <table:table-cell office:value-type="float" office:value="165.79007999999999" table:style-name="ce1">
            <text:p>165.790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4-c2v</text:p>
          </table:table-cell>
          <table:table-cell office:value-type="float" office:value="218.81259" table:style-name="ce1">
            <text:p>218.81259</text:p>
          </table:table-cell>
          <table:table-cell office:value-type="float" office:value="213.08339000000001" table:style-name="ce1">
            <text:p>213.08339</text:p>
          </table:table-cell>
          <table:table-cell office:value-type="float" office:value="216.45956000000001" table:style-name="ce1">
            <text:p>216.45956</text:p>
          </table:table-cell>
          <table:table-cell office:value-type="float" office:value="221.76337000000001" table:style-name="ce1">
            <text:p>221.76337</text:p>
          </table:table-cell>
          <table:table-cell office:value-type="float" office:value="224.81267" table:style-name="ce1">
            <text:p>224.81267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B97M-r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molecule</text:p>
          </table:table-cell>
          <table:table-cell office:value-type="string" table:style-name="ce2">
            <text:p>all-electron (def2-TZVPPD)</text:p>
          </table:table-cell>
          <table:table-cell office:value-type="string" table:style-name="ce2">
            <text:p>GTH/MOLOPT</text:p>
          </table:table-cell>
          <table:table-cell office:value-type="string" table:style-name="ce2">
            <text:p>GTH-NLCC-2013/MOLOPT</text:p>
          </table:table-cell>
          <table:table-cell office:value-type="string" table:style-name="ce2">
            <text:p>GTH-NLCC-OPT/MOLOPT</text:p>
          </table:table-cell>
          <table:table-cell office:value-type="string" table:style-name="ce2">
            <text:p>GTH/def2-TZVPPD</text:p>
          </table:table-cell>
          <table:table-cell office:value-type="string" table:style-name="ce2">
            <text:p>GTH-NLCC-2013/def2-TZVPPD</text:p>
          </table:table-cell>
          <table:table-cell office:value-type="string" table:style-name="ce2">
            <text:p>GTH-NLCC-OPT/def2-TZVPPD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72.257109999999997" table:style-name="ce1">
            <text:p>72.25711</text:p>
          </table:table-cell>
          <table:table-cell office:value-type="float" office:value="69.370980000000003" table:style-name="ce1">
            <text:p>69.37098</text:p>
          </table:table-cell>
          <table:table-cell office:value-type="float" office:value="91.892120000000006" table:style-name="ce1">
            <text:p>91.89212</text:p>
          </table:table-cell>
          <table:table-cell office:value-type="float" office:value="90.129660000000001" table:style-name="ce1">
            <text:p>90.12966</text:p>
          </table:table-cell>
          <table:table-cell office:value-type="float" office:value="69.480999999999995" table:style-name="ce1">
            <text:p>69.481</text:p>
          </table:table-cell>
          <table:table-cell office:value-type="float" office:value="89.373450000000005" table:style-name="ce1">
            <text:p>89.37345</text:p>
          </table:table-cell>
          <table:table-cell office:value-type="float" office:value="82.061340000000001" table:style-name="ce1">
            <text:p>82.061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2</text:p>
          </table:table-cell>
          <table:table-cell office:value-type="float" office:value="4.0365500000000001" table:style-name="ce1">
            <text:p>4.03655</text:p>
          </table:table-cell>
          <table:table-cell office:value-type="float" office:value="3.8881999999999999" table:style-name="ce1">
            <text:p>3.8882</text:p>
          </table:table-cell>
          <table:table-cell table:style-name="ce1"/>
          <table:table-cell office:value-type="float" office:value="3.7616499999999999" table:style-name="ce1">
            <text:p>3.76165</text:p>
          </table:table-cell>
          <table:table-cell office:value-type="float" office:value="5.8893500000000003" table:style-name="ce1">
            <text:p>5.88935</text:p>
          </table:table-cell>
          <table:table-cell table:style-name="ce1"/>
          <table:table-cell office:value-type="float" office:value="5.7552700000000003" table:style-name="ce1">
            <text:p>5.755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n</text:p>
          </table:table-cell>
          <table:table-cell office:value-type="float" office:value="87.502020000000002" table:style-name="ce1">
            <text:p>87.50202</text:p>
          </table:table-cell>
          <table:table-cell office:value-type="float" office:value="68.190719999999999" table:style-name="ce1">
            <text:p>68.19072</text:p>
          </table:table-cell>
          <table:table-cell office:value-type="float" office:value="157.82131000000001" table:style-name="ce1">
            <text:p>157.82131</text:p>
          </table:table-cell>
          <table:table-cell office:value-type="float" office:value="102.06654" table:style-name="ce1">
            <text:p>102.06654</text:p>
          </table:table-cell>
          <table:table-cell office:value-type="float" office:value="70.292280000000005" table:style-name="ce1">
            <text:p>70.29228</text:p>
          </table:table-cell>
          <table:table-cell office:value-type="float" office:value="154.59344999999999" table:style-name="ce1">
            <text:p>154.59345</text:p>
          </table:table-cell>
          <table:table-cell office:value-type="float" office:value="98.22" table:style-name="ce1">
            <text:p>98.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123.13494" table:style-name="ce1">
            <text:p>123.13494</text:p>
          </table:table-cell>
          <table:table-cell office:value-type="float" office:value="104.88168" table:style-name="ce1">
            <text:p>104.88168</text:p>
          </table:table-cell>
          <table:table-cell office:value-type="float" office:value="175.61439999999999" table:style-name="ce1">
            <text:p>175.6144</text:p>
          </table:table-cell>
          <table:table-cell office:value-type="float" office:value="130.87620000000001" table:style-name="ce1">
            <text:p>130.8762</text:p>
          </table:table-cell>
          <table:table-cell office:value-type="float" office:value="99.395169999999993" table:style-name="ce1">
            <text:p>99.39517</text:p>
          </table:table-cell>
          <table:table-cell office:value-type="float" office:value="170.67421999999999" table:style-name="ce1">
            <text:p>170.67422</text:p>
          </table:table-cell>
          <table:table-cell office:value-type="float" office:value="120.21198" table:style-name="ce1">
            <text:p>120.21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2o</text:p>
          </table:table-cell>
          <table:table-cell office:value-type="float" office:value="96.968450000000004" table:style-name="ce1">
            <text:p>96.96845</text:p>
          </table:table-cell>
          <table:table-cell office:value-type="float" office:value="92.448679999999996" table:style-name="ce1">
            <text:p>92.44868</text:p>
          </table:table-cell>
          <table:table-cell office:value-type="float" office:value="98.221509999999995" table:style-name="ce1">
            <text:p>98.22151</text:p>
          </table:table-cell>
          <table:table-cell office:value-type="float" office:value="99.904390000000006" table:style-name="ce1">
            <text:p>99.90439</text:p>
          </table:table-cell>
          <table:table-cell office:value-type="float" office:value="97.943969999999993" table:style-name="ce1">
            <text:p>97.94397</text:p>
          </table:table-cell>
          <table:table-cell office:value-type="float" office:value="108.0044" table:style-name="ce1">
            <text:p>108.0044</text:p>
          </table:table-cell>
          <table:table-cell office:value-type="float" office:value="102.23058" table:style-name="ce1">
            <text:p>102.230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o</text:p>
          </table:table-cell>
          <table:table-cell office:value-type="float" office:value="63.304830000000003" table:style-name="ce1">
            <text:p>63.30483</text:p>
          </table:table-cell>
          <table:table-cell office:value-type="float" office:value="58.890389999999996" table:style-name="ce1">
            <text:p>58.89039</text:p>
          </table:table-cell>
          <table:table-cell office:value-type="float" office:value="70.885450000000006" table:style-name="ce1">
            <text:p>70.88545</text:p>
          </table:table-cell>
          <table:table-cell office:value-type="float" office:value="65.284409999999994" table:style-name="ce1">
            <text:p>65.28441</text:p>
          </table:table-cell>
          <table:table-cell office:value-type="float" office:value="62.721290000000003" table:style-name="ce1">
            <text:p>62.72129</text:p>
          </table:table-cell>
          <table:table-cell office:value-type="float" office:value="78.742329999999995" table:style-name="ce1">
            <text:p>78.74233</text:p>
          </table:table-cell>
          <table:table-cell office:value-type="float" office:value="66.809709999999995" table:style-name="ce1">
            <text:p>66.809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oo</text:p>
          </table:table-cell>
          <table:table-cell office:value-type="float" office:value="123.48929" table:style-name="ce1">
            <text:p>123.48929</text:p>
          </table:table-cell>
          <table:table-cell office:value-type="float" office:value="114.27688000000001" table:style-name="ce1">
            <text:p>114.27688</text:p>
          </table:table-cell>
          <table:table-cell office:value-type="float" office:value="151.0189" table:style-name="ce1">
            <text:p>151.0189</text:p>
          </table:table-cell>
          <table:table-cell office:value-type="float" office:value="123.40535" table:style-name="ce1">
            <text:p>123.40535</text:p>
          </table:table-cell>
          <table:table-cell office:value-type="float" office:value="118.99984000000001" table:style-name="ce1">
            <text:p>118.99984</text:p>
          </table:table-cell>
          <table:table-cell office:value-type="float" office:value="160.28259" table:style-name="ce1">
            <text:p>160.28259</text:p>
          </table:table-cell>
          <table:table-cell office:value-type="float" office:value="127.27862" table:style-name="ce1">
            <text:p>127.278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2o</text:p>
          </table:table-cell>
          <table:table-cell office:value-type="float" office:value="90.436639999999997" table:style-name="ce1">
            <text:p>90.43664</text:p>
          </table:table-cell>
          <table:table-cell office:value-type="float" office:value="80.96799" table:style-name="ce1">
            <text:p>80.96799</text:p>
          </table:table-cell>
          <table:table-cell office:value-type="float" office:value="131.76818" table:style-name="ce1">
            <text:p>131.76818</text:p>
          </table:table-cell>
          <table:table-cell office:value-type="float" office:value="88.498260000000002" table:style-name="ce1">
            <text:p>88.49826</text:p>
          </table:table-cell>
          <table:table-cell office:value-type="float" office:value="87.029709999999994" table:style-name="ce1">
            <text:p>87.02971</text:p>
          </table:table-cell>
          <table:table-cell office:value-type="float" office:value="133.17574999999999" table:style-name="ce1">
            <text:p>133.17575</text:p>
          </table:table-cell>
          <table:table-cell office:value-type="float" office:value="91.941680000000005" table:style-name="ce1">
            <text:p>91.941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2</text:p>
          </table:table-cell>
          <table:table-cell office:value-type="float" office:value="131.42114000000001" table:style-name="ce1">
            <text:p>131.42114</text:p>
          </table:table-cell>
          <table:table-cell office:value-type="float" office:value="117.48737" table:style-name="ce1">
            <text:p>117.48737</text:p>
          </table:table-cell>
          <table:table-cell office:value-type="float" office:value="176.65743000000001" table:style-name="ce1">
            <text:p>176.65743</text:p>
          </table:table-cell>
          <table:table-cell office:value-type="float" office:value="128.06388000000001" table:style-name="ce1">
            <text:p>128.06388</text:p>
          </table:table-cell>
          <table:table-cell office:value-type="float" office:value="123.53645" table:style-name="ce1">
            <text:p>123.53645</text:p>
          </table:table-cell>
          <table:table-cell office:value-type="float" office:value="182.79526000000001" table:style-name="ce1">
            <text:p>182.79526</text:p>
          </table:table-cell>
          <table:table-cell office:value-type="float" office:value="132.61292" table:style-name="ce1">
            <text:p>132.612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of</text:p>
          </table:table-cell>
          <table:table-cell office:value-type="float" office:value="151.50129999999999" table:style-name="ce1">
            <text:p>151.5013</text:p>
          </table:table-cell>
          <table:table-cell office:value-type="float" office:value="135.89129" table:style-name="ce1">
            <text:p>135.89129</text:p>
          </table:table-cell>
          <table:table-cell office:value-type="float" office:value="212.76649" table:style-name="ce1">
            <text:p>212.76649</text:p>
          </table:table-cell>
          <table:table-cell office:value-type="float" office:value="148.19308000000001" table:style-name="ce1">
            <text:p>148.19308</text:p>
          </table:table-cell>
          <table:table-cell office:value-type="float" office:value="144.78792999999999" table:style-name="ce1">
            <text:p>144.78793</text:p>
          </table:table-cell>
          <table:table-cell office:value-type="float" office:value="218.72447" table:style-name="ce1">
            <text:p>218.72447</text:p>
          </table:table-cell>
          <table:table-cell office:value-type="float" office:value="154.0395" table:style-name="ce1">
            <text:p>154.03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2</text:p>
          </table:table-cell>
          <table:table-cell office:value-type="float" office:value="220.80211" table:style-name="ce1">
            <text:p>220.80211</text:p>
          </table:table-cell>
          <table:table-cell office:value-type="float" office:value="188.85597999999999" table:style-name="ce1">
            <text:p>188.85598</text:p>
          </table:table-cell>
          <table:table-cell office:value-type="float" office:value="297.74396000000002" table:style-name="ce1">
            <text:p>297.74396</text:p>
          </table:table-cell>
          <table:table-cell office:value-type="float" office:value="214.02173999999999" table:style-name="ce1">
            <text:p>214.02174</text:p>
          </table:table-cell>
          <table:table-cell office:value-type="float" office:value="195.85683" table:style-name="ce1">
            <text:p>195.85683</text:p>
          </table:table-cell>
          <table:table-cell office:value-type="float" office:value="303.80180999999999" table:style-name="ce1">
            <text:p>303.80181</text:p>
          </table:table-cell>
          <table:table-cell office:value-type="float" office:value="219.68504999999999" table:style-name="ce1">
            <text:p>219.685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3</text:p>
          </table:table-cell>
          <table:table-cell office:value-type="float" office:value="135.16911999999999" table:style-name="ce1">
            <text:p>135.16912</text:p>
          </table:table-cell>
          <table:table-cell office:value-type="float" office:value="117.97696999999999" table:style-name="ce1">
            <text:p>117.97697</text:p>
          </table:table-cell>
          <table:table-cell office:value-type="float" office:value="173.89475999999999" table:style-name="ce1">
            <text:p>173.89476</text:p>
          </table:table-cell>
          <table:table-cell office:value-type="float" office:value="132.28325000000001" table:style-name="ce1">
            <text:p>132.28325</text:p>
          </table:table-cell>
          <table:table-cell office:value-type="float" office:value="125.25946" table:style-name="ce1">
            <text:p>125.25946</text:p>
          </table:table-cell>
          <table:table-cell office:value-type="float" office:value="185.80623" table:style-name="ce1">
            <text:p>185.80623</text:p>
          </table:table-cell>
          <table:table-cell office:value-type="float" office:value="137.76387" table:style-name="ce1">
            <text:p>137.763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clo</text:p>
          </table:table-cell>
          <table:table-cell office:value-type="float" office:value="123.05710000000001" table:style-name="ce1">
            <text:p>123.0571</text:p>
          </table:table-cell>
          <table:table-cell office:value-type="float" office:value="107.096" table:style-name="ce1">
            <text:p>107.096</text:p>
          </table:table-cell>
          <table:table-cell office:value-type="float" office:value="145.74208999999999" table:style-name="ce1">
            <text:p>145.74209</text:p>
          </table:table-cell>
          <table:table-cell office:value-type="float" office:value="11.004110000000001" table:style-name="ce1">
            <text:p>11.00411</text:p>
          </table:table-cell>
          <table:table-cell office:value-type="float" office:value="117.13267" table:style-name="ce1">
            <text:p>117.13267</text:p>
          </table:table-cell>
          <table:table-cell office:value-type="float" office:value="159.48849000000001" table:style-name="ce1">
            <text:p>159.48849</text:p>
          </table:table-cell>
          <table:table-cell office:value-type="float" office:value="126.92138" table:style-name="ce1">
            <text:p>126.921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</text:p>
          </table:table-cell>
          <table:table-cell office:value-type="float" office:value="52.01444" table:style-name="ce1">
            <text:p>52.01444</text:p>
          </table:table-cell>
          <table:table-cell office:value-type="float" office:value="45.363399999999999" table:style-name="ce1">
            <text:p>45.3634</text:p>
          </table:table-cell>
          <table:table-cell office:value-type="float" office:value="74.973860000000002" table:style-name="ce1">
            <text:p>74.97386</text:p>
          </table:table-cell>
          <table:table-cell office:value-type="float" office:value="50.573309999999999" table:style-name="ce1">
            <text:p>50.57331</text:p>
          </table:table-cell>
          <table:table-cell office:value-type="float" office:value="48.463079999999998" table:style-name="ce1">
            <text:p>48.46308</text:p>
          </table:table-cell>
          <table:table-cell office:value-type="float" office:value="76.617769999999993" table:style-name="ce1">
            <text:p>76.61777</text:p>
          </table:table-cell>
          <table:table-cell office:value-type="float" office:value="52.325690000000002" table:style-name="ce1">
            <text:p>52.32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176.00993" table:style-name="ce1">
            <text:p>176.00993</text:p>
          </table:table-cell>
          <table:table-cell office:value-type="float" office:value="184.48136" table:style-name="ce1">
            <text:p>184.48136</text:p>
          </table:table-cell>
          <table:table-cell office:value-type="float" office:value="231.31276" table:style-name="ce1">
            <text:p>231.31276</text:p>
          </table:table-cell>
          <table:table-cell office:value-type="float" office:value="190.51795999999999" table:style-name="ce1">
            <text:p>190.51796</text:p>
          </table:table-cell>
          <table:table-cell office:value-type="float" office:value="188.87499" table:style-name="ce1">
            <text:p>188.87499</text:p>
          </table:table-cell>
          <table:table-cell office:value-type="float" office:value="229.76849999999999" table:style-name="ce1">
            <text:p>229.7685</text:p>
          </table:table-cell>
          <table:table-cell office:value-type="float" office:value="189.74983" table:style-name="ce1">
            <text:p>189.749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4-c2v</text:p>
          </table:table-cell>
          <table:table-cell office:value-type="float" office:value="244.56934999999999" table:style-name="ce1">
            <text:p>244.56935</text:p>
          </table:table-cell>
          <table:table-cell office:value-type="float" office:value="256.58542999999997" table:style-name="ce1">
            <text:p>256.58543</text:p>
          </table:table-cell>
          <table:table-cell office:value-type="float" office:value="320.70988999999997" table:style-name="ce1">
            <text:p>320.70989</text:p>
          </table:table-cell>
          <table:table-cell office:value-type="float" office:value="264.88623999999999" table:style-name="ce1">
            <text:p>264.88624</text:p>
          </table:table-cell>
          <table:table-cell office:value-type="float" office:value="262.83312000000001" table:style-name="ce1">
            <text:p>262.83312</text:p>
          </table:table-cell>
          <table:table-cell office:value-type="float" office:value="318.64915999999999" table:style-name="ce1">
            <text:p>318.64916</text:p>
          </table:table-cell>
          <table:table-cell office:value-type="float" office:value="263.92835000000002" table:style-name="ce1">
            <text:p>263.92835</text:p>
          </table:table-cell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Wanlu</meta:initial-creator>
    <dc:creator>Wanlu Li</dc:creator>
    <meta:creation-date>2015-06-05T18:17:20Z</meta:creation-date>
    <dc:date>2023-08-23T00:01:32Z</dc:date>
  </office:meta>
</office:document-meta>
</file>